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adornments="Normalny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Ojcze chwała Tobie</text:span><text:span text:style-name="T1"><text:line-break/></text:span><text:span text:style-name="T1">Swe życie składam Tobie.</text:span><text:span text:style-name="T1"><text:line-break/></text:span><text:span text:style-name="T1">Kocham C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Jezu chwała Tobie</text:span><text:span text:style-name="T1"><text:line-break/></text:span><text:span text:style-name="T1">Swe życie składam Tobie.</text:span><text:span text:style-name="T1"><text:line-break/></text:span><text:span text:style-name="T1">Kocham C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Duchu chwała Tobie</text:span><text:span text:style-name="T1"><text:line-break/></text:span><text:span text:style-name="T1">Swe życie składam Tobie.</text:span><text:span text:style-name="T1"><text:line-break/></text:span><text:span text:style-name="T1">Kocham C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Trójco chwała Tobie</text:span><text:span text:style-name="T1"><text:line-break/></text:span><text:span text:style-name="T1">Swe życie składam Tobie.</text:span><text:span text:style-name="T1"><text:line-break/></text:span><text:span text:style-name="T1">Kocham C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adornments="Normalny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6T17:17:07</meta:creation-date>
    <dc:date>2017-04-02T15:25:02.540000000</dc:date>
    <dc:language>pl-PL</dc:language>
    <meta:editing-cycles>6</meta:editing-cycles>
    <meta:editing-duration>PT3M49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